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78cm" fo:margin-left="0.492cm" fo:margin-top="0cm" fo:margin-bottom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4.792cm"/>
    </style:style>
    <style:style style:name="Таблица1.C" style:family="table-column">
      <style:table-column-properties style:column-width="3.175cm"/>
    </style:style>
    <style:style style:name="Таблица1.D" style:family="table-column">
      <style:table-column-properties style:column-width="3.8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78cm" fo:margin-left="0.492cm" fo:margin-top="0cm" fo:margin-bottom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4.792cm"/>
    </style:style>
    <style:style style:name="Таблица2.C" style:family="table-column">
      <style:table-column-properties style:column-width="3.175cm"/>
    </style:style>
    <style:style style:name="Таблица2.D" style:family="table-column">
      <style:table-column-properties style:column-width="3.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50"/>
    </style:style>
    <style:style style:name="P4" style:family="paragraph" style:parent-style-name="Standard" style:master-page-name="Converted1">
      <style:paragraph-properties fo:text-align="center" style:justify-single-word="false" style:page-number="auto"/>
    </style:style>
    <style:style style:name="P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  <style:text-properties fo:font-size="14pt" fo:language="ru" fo:country="RU" style:font-size-asian="14pt"/>
    </style:style>
    <style:style style:name="P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4pt" fo:language="ru" fo:country="RU" style:font-size-asian="14pt"/>
    </style:style>
    <style:style style:name="P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/>
    </style:style>
    <style:style style:name="P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</style:style>
    <style:style style:name="P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00%" fo:text-indent="0cm" style:auto-text-indent="false" fo:background-color="#ffffff"/>
      <style:text-properties fo:font-size="12pt" style:font-size-asian="14pt" style:font-size-complex="10pt"/>
    </style:style>
    <style:style style:name="P10" style:family="paragraph" style:parent-style-name="Frame_20_contents">
      <style:text-properties style:use-window-font-color="true"/>
    </style:style>
    <style:style style:name="P11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12" style:family="paragraph" style:parent-style-name="Frame_20_contents">
      <style:text-properties style:use-window-font-color="true" fo:font-size="9pt" style:font-size-asian="9pt" style:font-size-complex="9pt"/>
    </style:style>
    <style:style style:name="P13" style:family="paragraph" style:parent-style-name="Frame_20_contents">
      <style:text-properties style:use-window-font-color="true" officeooo:rsid="001e5d40" officeooo:paragraph-rsid="001e5d40"/>
    </style:style>
    <style:style style:name="P14" style:family="paragraph" style:parent-style-name="Frame_20_contents">
      <style:text-properties style:use-window-font-color="true" officeooo:rsid="001fdba2" officeooo:paragraph-rsid="001fdba2"/>
    </style:style>
    <style:style style:name="P15" style:family="paragraph" style:parent-style-name="Frame_20_contents">
      <style:text-properties style:use-window-font-color="true" officeooo:rsid="00209710" officeooo:paragraph-rsid="00209710"/>
    </style:style>
    <style:style style:name="P16" style:family="paragraph" style:parent-style-name="Frame_20_contents">
      <style:paragraph-properties fo:text-align="center" style:justify-single-word="false"/>
      <style:text-properties style:use-window-font-color="true" officeooo:rsid="00209710" officeooo:paragraph-rsid="00209710"/>
    </style:style>
    <style:style style:name="P17" style:family="paragraph" style:parent-style-name="Frame_20_contents">
      <style:text-properties style:use-window-font-color="true" officeooo:rsid="00213a76" officeooo:paragraph-rsid="00213a76"/>
    </style:style>
    <style:style style:name="P18" style:family="paragraph" style:parent-style-name="Frame_20_contents">
      <style:paragraph-properties fo:text-align="center" style:justify-single-word="false"/>
      <style:text-properties style:use-window-font-color="true" officeooo:rsid="00213a76" officeooo:paragraph-rsid="00213a76"/>
    </style:style>
    <style:style style:name="P19" style:family="paragraph" style:parent-style-name="Frame_20_contents">
      <style:text-properties style:use-window-font-color="true" officeooo:rsid="0022975a" officeooo:paragraph-rsid="0022975a"/>
    </style:style>
    <style:style style:name="P20" style:family="paragraph" style:parent-style-name="Frame_20_contents">
      <style:paragraph-properties fo:text-align="center" style:justify-single-word="false"/>
      <style:text-properties style:use-window-font-color="true" officeooo:rsid="0022975a" officeooo:paragraph-rsid="0022975a"/>
    </style:style>
    <style:style style:name="P21" style:family="paragraph" style:parent-style-name="Frame_20_contents">
      <style:text-properties style:use-window-font-color="true" fo:font-size="10pt" officeooo:rsid="0022975a" officeooo:paragraph-rsid="0022975a" style:font-size-asian="10pt" style:font-size-complex="10pt"/>
    </style:style>
    <style:style style:name="P22" style:family="paragraph" style:parent-style-name="Frame_20_contents">
      <style:text-properties style:use-window-font-color="true" officeooo:rsid="0023e75d" officeooo:paragraph-rsid="0023e75d"/>
    </style:style>
    <style:style style:name="P23" style:family="paragraph">
      <loext:graphic-properties draw:fill="solid" draw:fill-color="#ffffff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/>
    </style:style>
    <style:style style:name="T4" style:family="text">
      <style:text-properties fo:font-size="14pt" fo:language="ru" fo:country="RU" fo:font-weight="normal" style:font-size-asian="14pt" style:font-weight-asian="normal" style:font-size-complex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style:font-size-complex="12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e5d40" style:font-size-asian="9pt" style:font-size-complex="9pt"/>
    </style:style>
    <style:style style:name="T9" style:family="text">
      <style:text-properties fo:font-size="9pt" officeooo:rsid="001fdba2" style:font-size-asian="9pt" style:font-size-complex="9pt"/>
    </style:style>
    <style:style style:name="T10" style:family="text">
      <style:text-properties fo:font-size="9pt" officeooo:rsid="00209710" style:font-size-asian="9pt" style:font-size-complex="9pt"/>
    </style:style>
    <style:style style:name="T11" style:family="text">
      <style:text-properties fo:font-size="9pt" officeooo:rsid="00213a76" style:font-size-asian="9pt" style:font-size-complex="9pt"/>
    </style:style>
    <style:style style:name="T12" style:family="text">
      <style:text-properties fo:font-size="9pt" officeooo:rsid="0022975a" style:font-size-asian="9pt" style:font-size-complex="9pt"/>
    </style:style>
    <style:style style:name="T13" style:family="text">
      <style:text-properties fo:font-size="9pt" officeooo:rsid="0023e75d" style:font-size-asian="9pt" style:font-size-complex="9pt"/>
    </style:style>
    <style:style style:name="T14" style:family="text">
      <style:text-properties fo:font-size="10pt" style:font-size-asian="10pt"/>
    </style:style>
    <style:style style:name="T15" style:family="text">
      <style:text-properties fo:font-size="10pt" style:font-size-asian="10pt" style:font-weight-complex="bold"/>
    </style:style>
    <style:style style:name="T16" style:family="text">
      <style:text-properties fo:language="ru" fo:country="RU"/>
    </style:style>
    <style:style style:name="gr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57cm" fo:min-width="1.96cm" fo:padding-top="0.127cm" fo:padding-bottom="0.127cm" fo:padding-left="0.254cm" fo:padding-right="0.254cm" fo:wrap-option="wrap" fo:margin-left="0.318cm" fo:margin-right="0.362cm" fo:margin-top="0cm" fo:margin-bottom="0.0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09cm" fo:min-width="0.157cm" fo:padding-top="0.127cm" fo:padding-bottom="0.127cm" fo:padding-left="0.254cm" fo:padding-right="0.254cm" fo:wrap-option="wrap" fo:margin-left="0.335cm" fo:margin-right="0.339cm" fo:margin-top="0.014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18cm" fo:min-width="3.17cm" fo:padding-top="0.127cm" fo:padding-bottom="0.127cm" fo:padding-left="0.254cm" fo:padding-right="0.254cm" fo:wrap-option="wrap" fo:margin-left="0.356cm" fo:margin-right="0.333cm" fo:margin-top="0.023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725cm" fo:min-width="4.195cm" fo:padding-top="0.127cm" fo:padding-bottom="0.127cm" fo:padding-left="0.254cm" fo:padding-right="0.254cm" fo:wrap-option="wrap" fo:margin-left="0.335cm" fo:margin-right="0.333cm" fo:margin-top="0.018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604cm" fo:min-width="2.935cm" fo:padding-top="0.127cm" fo:padding-bottom="0.127cm" fo:padding-left="0.254cm" fo:padding-right="0.254cm" fo:wrap-option="wrap" fo:margin-left="0.356cm" fo:margin-right="0.356cm" fo:margin-top="0.025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3.487cm" fo:min-width="4.195cm" fo:padding-top="0.127cm" fo:padding-bottom="0.127cm" fo:padding-left="0.254cm" fo:padding-right="0.254cm" fo:wrap-option="wrap" fo:margin-left="0.335cm" fo:margin-right="0.333cm" fo:margin-top="0.021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697cm" fo:min-width="2.935cm" fo:padding-top="0.127cm" fo:padding-bottom="0.127cm" fo:padding-left="0.254cm" fo:padding-right="0.254cm" fo:wrap-option="wrap" fo:margin-left="0.356cm" fo:margin-right="0.356cm" fo:margin-top="0.035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067cm" fo:min-width="3.15cm" fo:padding-top="0.127cm" fo:padding-bottom="0.127cm" fo:padding-left="0.254cm" fo:padding-right="0.254cm" fo:wrap-option="wrap" fo:margin-left="0.335cm" fo:margin-right="0.346cm" fo:margin-top="0.032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692cm" fo:min-width="4.447cm" fo:padding-top="0.127cm" fo:padding-bottom="0.127cm" fo:padding-left="0.254cm" fo:padding-right="0.254cm" fo:wrap-option="wrap" fo:margin-left="0.335cm" fo:margin-right="0.346cm" fo:margin-top="0.035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72cm" fo:margin-top="0.153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82cm" fo:min-width="3.15cm" fo:padding-top="0.127cm" fo:padding-bottom="0.127cm" fo:padding-left="0.254cm" fo:padding-right="0.254cm" fo:wrap-option="wrap" fo:margin-left="0.335cm" fo:margin-right="0.346cm" fo:margin-top="0.02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52cm" fo:min-width="4.447cm" fo:padding-top="0.127cm" fo:padding-bottom="0.127cm" fo:padding-left="0.254cm" fo:padding-right="0.254cm" fo:wrap-option="wrap" fo:margin-left="0.353cm" fo:margin-right="0.356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478cm" fo:min-width="4.357cm" fo:padding-top="0.127cm" fo:padding-bottom="0.127cm" fo:padding-left="0.254cm" fo:padding-right="0.254cm" fo:wrap-option="wrap" fo:margin-left="0.353cm" fo:margin-right="0.34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76cm" fo:margin-right="0.476cm" fo:margin-top="0.026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9cm" fo:margin-right="0.483cm" fo:margin-top="0.032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4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23cm" fo:margin-bottom="0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32cm" fo:margin-bottom="0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9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33cm" fo:margin-top="0.034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width="0.026cm" svg:stroke-color="#000000" draw:stroke-linejoin="round" draw:fill="none" draw:textarea-vertical-align="top" draw:auto-grow-height="false" fo:min-height="0.039cm" fo:min-width="0.381cm" fo:padding-top="0.125cm" fo:padding-bottom="0.125cm" fo:padding-left="0.25cm" fo:padding-right="0.25cm" fo:wrap-option="wrap" fo:margin-left="0.355cm" fo:margin-right="0.351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51cm" fo:margin-top="0.034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55cm" fo:margin-top="0.03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26cm" svg:stroke-color="#000000" draw:stroke-linejoin="round" draw:fill="none" draw:textarea-vertical-align="top" draw:auto-grow-height="false" fo:min-height="0cm" fo:min-width="0.166cm" fo:padding-top="0.125cm" fo:padding-bottom="0.125cm" fo:padding-left="0.25cm" fo:padding-right="0.25cm" fo:wrap-option="wrap" fo:margin-left="0.333cm" fo:margin-right="0.349cm" fo:margin-top="0.028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46cm" fo:padding-top="0.125cm" fo:padding-bottom="0.125cm" fo:padding-left="0.25cm" fo:padding-right="0.25cm" fo:wrap-option="wrap" fo:margin-left="0.356cm" fo:margin-right="0.385cm" fo:margin-top="0.129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65cm" fo:margin-top="0.169cm" fo:margin-bottom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453cm" fo:padding-top="0.125cm" fo:padding-bottom="0.125cm" fo:padding-left="0.25cm" fo:padding-right="0.25cm" fo:wrap-option="wrap" fo:margin-left="0.355cm" fo:margin-right="0.385cm" fo:margin-top="0.145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58cm" fo:margin-top="0.152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46cm" fo:padding-top="0.125cm" fo:padding-bottom="0.125cm" fo:padding-left="0.25cm" fo:padding-right="0.25cm" fo:wrap-option="wrap" fo:margin-left="0.356cm" fo:margin-right="0.385cm" fo:margin-top="0.148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7cm" fo:margin-right="0.372cm" fo:margin-top="0.152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5cm" fo:margin-right="0.377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328cm" fo:padding-top="0.125cm" fo:padding-bottom="0.125cm" fo:padding-left="0.25cm" fo:padding-right="0.25cm" fo:wrap-option="wrap" fo:margin-left="0.355cm" fo:margin-right="0.377cm" fo:margin-top="0.134cm" fo:margin-bottom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2cm" fo:margin-right="0.365cm" fo:margin-top="0.171cm" fo:margin-bottom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848cm" fo:min-width="1.711cm" fo:padding-top="0.127cm" fo:padding-bottom="0.127cm" fo:padding-left="0.254cm" fo:padding-right="0.254cm" fo:wrap-option="wrap" fo:margin-left="0.355cm" fo:margin-right="0.332cm" fo:margin-top="0.016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217cm" fo:min-width="3.997cm" fo:padding-top="0.127cm" fo:padding-bottom="0.127cm" fo:padding-left="0.254cm" fo:padding-right="0.254cm" fo:wrap-option="wrap" fo:margin-left="0.349cm" fo:margin-right="0.333cm" fo:margin-top="0.01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59cm" fo:min-width="1.242cm" fo:padding-top="0.127cm" fo:padding-bottom="0.127cm" fo:padding-left="0.254cm" fo:padding-right="0.254cm" fo:wrap-option="wrap" fo:margin-left="0.335cm" fo:margin-right="0.349cm" fo:margin-top="0.028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051cm" fo:min-width="4.122cm" fo:padding-top="0.127cm" fo:padding-bottom="0.127cm" fo:padding-left="0.254cm" fo:padding-right="0.254cm" fo:wrap-option="wrap" fo:margin-left="0.356cm" fo:margin-right="0.333cm" fo:margin-top="0.03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57cm" fo:min-width="1.612cm" fo:padding-top="0.127cm" fo:padding-bottom="0.127cm" fo:padding-left="0.254cm" fo:padding-right="0.254cm" fo:wrap-option="wrap" fo:margin-left="0.335cm" fo:margin-right="0.332cm" fo:margin-top="0.016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819cm" fo:min-width="4.269cm" fo:padding-top="0.127cm" fo:padding-bottom="0.127cm" fo:padding-left="0.254cm" fo:padding-right="0.254cm" fo:wrap-option="wrap" fo:margin-left="0.342cm" fo:margin-right="0.333cm" fo:margin-top="0.034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34cm" fo:min-width="1.367cm" fo:padding-top="0.127cm" fo:padding-bottom="0.127cm" fo:padding-left="0.254cm" fo:padding-right="0.254cm" fo:wrap-option="wrap" fo:margin-left="0.333cm" fo:margin-right="0.333cm" fo:margin-top="0.021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4cm" fo:min-width="4.142cm" fo:padding-top="0.127cm" fo:padding-bottom="0.127cm" fo:padding-left="0.254cm" fo:padding-right="0.254cm" fo:wrap-option="wrap" fo:margin-left="0.342cm" fo:margin-right="0.355cm" fo:margin-top="0.035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87cm" fo:min-width="1.547cm" fo:padding-top="0.127cm" fo:padding-bottom="0.127cm" fo:padding-left="0.254cm" fo:padding-right="0.254cm" fo:wrap-option="wrap" fo:margin-left="0.339cm" fo:margin-right="0.333cm" fo:margin-top="0.02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94cm" fo:min-width="4.214cm" fo:padding-top="0.127cm" fo:padding-bottom="0.127cm" fo:padding-left="0.254cm" fo:padding-right="0.254cm" fo:wrap-option="wrap" fo:margin-left="0.349cm" fo:margin-right="0.355cm" fo:margin-top="0.032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38cm" fo:min-width="4.12cm" fo:padding-top="0.127cm" fo:padding-bottom="0.127cm" fo:padding-left="0.254cm" fo:padding-right="0.254cm" fo:wrap-option="wrap" fo:margin-left="0.346cm" fo:margin-right="0.346cm" fo:margin-top="0.034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734cm" fo:min-width="4.54cm" fo:padding-top="0.127cm" fo:padding-bottom="0.127cm" fo:padding-left="0.254cm" fo:padding-right="0.254cm" fo:wrap-option="wrap" fo:margin-left="0.349cm" fo:margin-right="0.346cm" fo:margin-top="0.021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496cm" fo:min-width="3.231cm" fo:padding-top="0.127cm" fo:padding-bottom="0.127cm" fo:padding-left="0.254cm" fo:padding-right="0.254cm" fo:wrap-option="wrap" fo:margin-left="0.355cm" fo:margin-right="0.353cm" fo:margin-top="0.01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432cm" fo:min-width="3.895cm" fo:padding-top="0.127cm" fo:padding-bottom="0.127cm" fo:padding-left="0.254cm" fo:padding-right="0.254cm" fo:wrap-option="wrap" fo:margin-left="0.342cm" fo:margin-right="0.335cm" fo:margin-top="0.023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956cm" fo:min-width="4.54cm" fo:padding-top="0.127cm" fo:padding-bottom="0.127cm" fo:padding-left="0.254cm" fo:padding-right="0.254cm" fo:wrap-option="wrap" fo:margin-left="0.349cm" fo:margin-right="0.346cm" fo:margin-top="0.023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524cm" fo:min-width="1.159cm" fo:padding-top="0.127cm" fo:padding-bottom="0.127cm" fo:padding-left="0.254cm" fo:padding-right="0.254cm" fo:wrap-option="wrap" fo:margin-left="0.335cm" fo:margin-right="0.355cm" fo:margin-top="0.021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806cm" fo:min-width="3.505cm" fo:padding-top="0.127cm" fo:padding-bottom="0.127cm" fo:padding-left="0.254cm" fo:padding-right="0.254cm" fo:wrap-option="wrap" fo:margin-left="0.355cm" fo:margin-right="0.342cm" fo:margin-top="0.014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203cm" fo:min-width="3.798cm" fo:padding-top="0.127cm" fo:padding-bottom="0.127cm" fo:padding-left="0.254cm" fo:padding-right="0.254cm" fo:wrap-option="wrap" fo:margin-left="0.333cm" fo:margin-right="0.335cm" fo:margin-top="0.028cm" fo:margin-bottom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99cm" fo:min-width="4.54cm" fo:padding-top="0.127cm" fo:padding-bottom="0.127cm" fo:padding-left="0.254cm" fo:padding-right="0.254cm" fo:wrap-option="wrap" fo:margin-left="0.351cm" fo:margin-right="0.342cm" fo:margin-top="0.023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894cm" fo:min-width="3.313cm" fo:padding-top="0.127cm" fo:padding-bottom="0.127cm" fo:padding-left="0.254cm" fo:padding-right="0.254cm" fo:wrap-option="wrap" fo:margin-left="0.353cm" fo:margin-right="0.353cm" fo:margin-top="0.028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898cm" fo:min-width="3.976cm" fo:padding-top="0.127cm" fo:padding-bottom="0.127cm" fo:padding-left="0.254cm" fo:padding-right="0.254cm" fo:wrap-option="wrap" fo:margin-left="0.333cm" fo:margin-right="0.342cm" fo:margin-top="0.016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513cm" fo:min-width="4.443cm" fo:padding-top="0.127cm" fo:padding-bottom="0.127cm" fo:padding-left="0.254cm" fo:padding-right="0.254cm" fo:wrap-option="wrap" fo:margin-left="0.342cm" fo:margin-right="0.342cm" fo:margin-top="0.014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524cm" fo:min-width="1.242cm" fo:padding-top="0.127cm" fo:padding-bottom="0.127cm" fo:padding-left="0.254cm" fo:padding-right="0.254cm" fo:wrap-option="wrap" fo:margin-left="0.349cm" fo:margin-right="0.335cm" fo:margin-top="0.035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178cm" fo:min-width="3.635cm" fo:padding-top="0.127cm" fo:padding-bottom="0.127cm" fo:padding-left="0.254cm" fo:padding-right="0.254cm" fo:wrap-option="wrap" fo:margin-left="0.347cm" fo:margin-right="0.353cm" fo:margin-top="0.014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0.716cm" fo:min-width="3.976cm" fo:padding-top="0.127cm" fo:padding-bottom="0.127cm" fo:padding-left="0.254cm" fo:padding-right="0.254cm" fo:wrap-option="wrap" fo:margin-left="0.333cm" fo:margin-right="0.342cm" fo:margin-top="0.014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2.11cm" fo:min-width="4.443cm" fo:padding-top="0.127cm" fo:padding-bottom="0.127cm" fo:padding-left="0.254cm" fo:padding-right="0.254cm" fo:wrap-option="wrap" fo:margin-left="0.342cm" fo:margin-right="0.342cm" fo:margin-top="0.039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476cm" fo:min-width="1.24cm" fo:padding-top="0.127cm" fo:padding-bottom="0.127cm" fo:padding-left="0.254cm" fo:padding-right="0.254cm" fo:wrap-option="wrap" fo:margin-left="0.34cm" fo:margin-right="0.347cm" fo:margin-top="0.019cm" fo:margin-bottom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781cm" fo:min-width="3.618cm" fo:padding-top="0.127cm" fo:padding-bottom="0.127cm" fo:padding-left="0.254cm" fo:padding-right="0.254cm" fo:wrap-option="wrap" fo:margin-left="0.339cm" fo:margin-right="0.353cm" fo:margin-top="0.025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1.769cm" fo:min-width="4.443cm" fo:padding-top="0.127cm" fo:padding-bottom="0.127cm" fo:padding-left="0.254cm" fo:padding-right="0.254cm" fo:wrap-option="wrap" fo:margin-left="0.342cm" fo:margin-right="0.342cm" fo:margin-top="0.037cm" fo:margin-bottom="0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106cm" fo:min-width="3.863cm" fo:padding-top="0.127cm" fo:padding-bottom="0.127cm" fo:padding-left="0.254cm" fo:padding-right="0.254cm" fo:wrap-option="wrap" fo:margin-left="0.342cm" fo:margin-right="0.342cm" fo:margin-top="0.032cm" fo:margin-bottom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 style:parent-style-name="Frame">
      <style:graphic-properties draw:stroke="dash" draw:stroke-dash="Dashed_20__28_var_29__20_1" svg:stroke-width="0.026cm" svg:stroke-color="#000000" draw:stroke-linejoin="miter" draw:fill="solid" draw:fill-color="#ffffff" draw:textarea-vertical-align="top" draw:auto-grow-height="false" fo:min-height="0.753cm" fo:min-width="1.33cm" fo:padding-top="0.127cm" fo:padding-bottom="0.127cm" fo:padding-left="0.254cm" fo:padding-right="0.254cm" fo:wrap-option="wrap" fo:margin-left="0.355cm" fo:margin-right="0.347cm" fo:margin-top="0.018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669cm" fo:min-width="3.618cm" fo:padding-top="0.127cm" fo:padding-bottom="0.127cm" fo:padding-left="0.254cm" fo:padding-right="0.254cm" fo:wrap-option="wrap" fo:margin-left="0.347cm" fo:margin-right="0.342cm" fo:margin-top="0.028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69cm" fo:margin-top="0.146cm" fo:margin-bottom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584cm" fo:padding-top="0.125cm" fo:padding-bottom="0.125cm" fo:padding-left="0.25cm" fo:padding-right="0.25cm" fo:wrap-option="wrap" fo:margin-left="0.342cm" fo:margin-right="0.372cm" fo:margin-top="0.132cm" fo:margin-bottom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68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48cm" fo:margin-bottom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81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794cm" fo:padding-top="0.125cm" fo:padding-bottom="0.125cm" fo:padding-left="0.25cm" fo:padding-right="0.25cm" fo:wrap-option="wrap" fo:margin-left="0.342cm" fo:margin-right="0.372cm" fo:margin-top="0.138cm" fo:margin-bottom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6cm" fo:margin-top="0.155cm" fo:margin-bottom="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33cm" fo:margin-right="0.36cm" fo:margin-top="0.159cm" fo:margin-bottom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cm" fo:margin-right="0.36cm" fo:margin-top="0.15cm" fo:margin-bottom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5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65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6" style:family="graphic">
      <style:graphic-properties draw:stroke="dash" draw:stroke-dash="Dashed_20__28_var_29__20_1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cm" fo:margin-right="0.365cm" fo:margin-top="0.162cm" fo:margin-bottom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dash" draw:stroke-dash="Dashed_20__28_var_29__20_2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.115cm" fo:padding-top="0.125cm" fo:padding-bottom="0.125cm" fo:padding-left="0.25cm" fo:padding-right="0.25cm" fo:wrap-option="wrap" fo:margin-left="0.34cm" fo:margin-right="0.365cm" fo:margin-top="0.129cm" fo:margin-bottom="0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33cm" fo:margin-top="0.025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9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33cm" fo:margin-top="0.026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0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51cm" fo:margin-right="0.339cm" fo:margin-top="0.018cm" fo:margin-bottom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1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53cm" fo:margin-top="0.016cm" fo:margin-bottom="0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2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2cm" fo:margin-right="0.347cm" fo:margin-top="0.03cm" fo:margin-bottom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3" style:family="graphic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346cm" fo:margin-right="0.333cm" fo:margin-top="0.023cm" fo:margin-bottom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4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.534cm" fo:min-width="0cm" fo:padding-top="0.125cm" fo:padding-bottom="0.125cm" fo:padding-left="0.25cm" fo:padding-right="0.25cm" fo:wrap-option="wrap" fo:margin-left="0.476cm" fo:margin-right="0.46cm" fo:margin-top="0.014cm" fo:margin-bottom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5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1.18cm" fo:min-width="0cm" fo:padding-top="0.125cm" fo:padding-bottom="0.125cm" fo:padding-left="0.25cm" fo:padding-right="0.25cm" fo:wrap-option="wrap" fo:margin-left="0.467cm" fo:margin-right="0.483cm" fo:margin-top="0.019cm" fo:margin-bottom="0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6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67cm" fo:margin-right="0.485cm" fo:margin-top="0.018cm" fo:margin-bottom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9cm" fo:margin-bottom="0.0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18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487cm" fo:margin-right="0.466cm" fo:margin-top="0.03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377cm" fo:min-width="0.224cm" fo:padding-top="0.127cm" fo:padding-bottom="0.127cm" fo:padding-left="0.254cm" fo:padding-right="0.254cm" fo:wrap-option="wrap" fo:margin-left="0.339cm" fo:margin-right="0.346cm" fo:margin-top="0.019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 style:parent-style-name="Frame">
      <style:graphic-properties draw:stroke="solid" svg:stroke-width="0.026cm" svg:stroke-color="#000000" draw:stroke-linejoin="round" draw:fill="solid" draw:fill-color="#ffffff" draw:textarea-vertical-align="top" draw:auto-grow-height="false" fo:min-height="0.446cm" fo:min-width="2.353cm" fo:padding-top="0.127cm" fo:padding-bottom="0.127cm" fo:padding-left="0.254cm" fo:padding-right="0.254cm" fo:wrap-option="wrap" fo:margin-left="0.349cm" fo:margin-right="0.353cm" fo:margin-top="0.03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oft-page-break/><text:span text:style-name="T1">Приложение Д</text:span></text:p>
      <text:p text:style-name="P1"><text:span text:style-name="T1">Карта процесса</text:span><text:span text:style-name="T2"> </text:span><text:span text:style-name="T1">«»</text:span></text:p>
      <text:p text:style-name="P1"><text:span text:style-name="T1">Д.1 Блок-схема процесса</text:span>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"><text:span text:style-name="T6">Вход</text:span></text:p>
          </table:table-cell>
          <table:table-cell table:style-name="Таблица1.A1" office:value-type="string">
            <text:p text:style-name="P1"><text:span text:style-name="T6">Действие</text:span></text:p>
          </table:table-cell>
          <table:table-cell table:style-name="Таблица1.A1" office:value-type="string">
            <text:p text:style-name="P1"><text:span text:style-name="T6">Ответственный исполнитель</text:span></text:p>
          </table:table-cell>
          <table:table-cell table:style-name="Таблица1.A1" office:value-type="string">
            <text:p text:style-name="P1"><text:span text:style-name="T6">Выход</text:span></text:p>
          </table:table-cell>
        </table:table-row>
      </table:table>
      <text:p text:style-name="P5"><draw:custom-shape text:anchor-type="paragraph" draw:z-index="0" draw:name="Скругленный прямоугольник 152" draw:style-name="gr1" draw:text-style-name="P23" svg:width="2.761cm" svg:height="1.004cm" svg:x="7.415cm" svg:y="0.365cm"><text:p text:style-name="P11">Начало </text:p><draw:enhanced-geometry draw:mirror-horizontal="false" draw:mirror-vertical="false" draw:text-areas="?f5 ?f5 ?f6 ?f7" svg:viewBox="0 0 0 0" draw:type="ooxml-roundRect" draw:modifiers="5000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" draw:name="Блок-схема: узел 153" draw:style-name="gr2" draw:text-style-name="P23" svg:width="0.941cm" svg:height="0.936cm" svg:x="8.749cm" svg:y="19.726cm"><text:p text:style-name="P11">1</text:p>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" draw:name="Загнутый угол 151" draw:style-name="gr3" draw:text-style-name="P23" svg:width="3.677cm" svg:height="2.253cm" svg:x="14.855cm" svg:y="16.374cm"><text:p text:style-name="P10"><text:span text:style-name="T7">Технические условия на инженерно-техническое обеспечение объекта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3" draw:name="Загнутый угол 150" draw:style-name="gr4" draw:text-style-name="P23" svg:width="4.702cm" svg:height="3.405cm" svg:x="0.787cm" svg:y="16.157cm"><text:p text:style-name="Frame_20_contents"><text:span text:style-name="T7">1. </text:span><text:span text:style-name="T11">Машины и механизмы по объекту необходимые для выполнения работ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" draw:name="Загнутый угол 149" draw:style-name="gr5" draw:text-style-name="P23" svg:width="3.442cm" svg:height="3.266cm" svg:x="14.855cm" svg:y="11.852cm"><text:p text:style-name="P17"><text:span text:style-name="T7">Комплектность материалов для выполнения работ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" draw:name="Загнутый угол 148" draw:style-name="gr6" draw:text-style-name="P23" svg:width="4.702cm" svg:height="4.275cm" svg:x="0.787cm" svg:y="11.636cm"><text:p text:style-name="P10"><text:span text:style-name="T7">1. </text:span><text:span text:style-name="T11">Ведомость ресурсов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6" draw:name="Загнутый угол 147" draw:style-name="gr7" draw:text-style-name="P23" svg:width="3.442cm" svg:height="2.229cm" svg:x="14.855cm" svg:y="8.687cm"><text:p text:style-name="P15"><text:span text:style-name="T7">Укомплектованная бригада рабочих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7" draw:name="Загнутый угол 146" draw:style-name="gr8" draw:text-style-name="P23" svg:width="3.657cm" svg:height="2.652cm" svg:x="14.73cm" svg:y="4.556cm"><text:p text:style-name="P15"><text:span text:style-name="T7">Передача документации исполнителю.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8" draw:name="Загнутый угол 145" draw:style-name="gr9" draw:text-style-name="P23" svg:width="4.954cm" svg:height="2.223cm" svg:x="0.787cm" svg:y="4.718cm"><text:p text:style-name="P10"><text:span text:style-name="T7">1. </text:span><text:span text:style-name="T10">Проектно-сметная документация, полученная от заказчика.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9" draw:name="Прямая со стрелкой 144" draw:style-name="gr10" draw:text-style-name="P24" svg:width="0.795cm" svg:height="0cm" svg:x="5.74cm" svg:y="5.763cm"><text:p/><draw:enhanced-geometry draw:mirror-horizontal="false" draw:mirror-vertical="false" svg:viewBox="0 0 21600 21600" draw:type="mso-spt32" draw:enhanced-path="M 0 0 L 21600 21600 N"/></draw:custom-shape><draw:custom-shape text:anchor-type="paragraph" draw:z-index="10" draw:name="Загнутый угол 143" draw:style-name="gr11" draw:text-style-name="P23" svg:width="3.657cm" svg:height="1.227cm" svg:x="14.73cm" svg:y="2.143cm"><text:p text:style-name="P14"><text:span text:style-name="T7">Заключенный договор.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1" draw:name="Загнутый угол 142" draw:style-name="gr12" draw:text-style-name="P23" svg:width="4.954cm" svg:height="2.292cm" svg:x="0.697cm" svg:y="1.766cm"><text:p text:style-name="P10"><text:span text:style-name="T7">1. </text:span><text:span text:style-name="T8">График производства работ;</text:span></text:p><text:p text:style-name="P13"><text:span text:style-name="T7">2. График платежей;</text:span></text:p><text:p text:style-name="P13"><text:span text:style-name="T7">3. Расчет стоимости работ;</text:span></text:p><text:p text:style-name="P13"><text:span text:style-name="T7">4. Организационные </text:span><text:span text:style-name="T10">вопросы</text:span><text:span text:style-name="T7">.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2" draw:name="Загнутый угол 141" draw:style-name="gr13" draw:text-style-name="P23" svg:width="4.864cm" svg:height="3.123cm" svg:x="0.697cm" svg:y="8.096cm"><text:p text:style-name="P10"><text:span text:style-name="T7">1. </text:span><text:span text:style-name="T10">Ведомость трудозатрат</text:span></text:p><text:p text:style-name="P10"/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13" draw:name="Прямая со стрелкой 140" draw:style-name="gr14" draw:text-style-name="P24" svg:width="0cm" svg:height="1.1cm" svg:x="9.128cm" svg:y="18.627cm"><text:p/><draw:enhanced-geometry draw:mirror-horizontal="false" draw:mirror-vertical="false" svg:viewBox="0 0 21600 21600" draw:type="mso-spt32" draw:enhanced-path="M 0 0 L 21600 21600 N"/></draw:custom-shape><draw:custom-shape text:anchor-type="paragraph" draw:z-index="14" draw:name="Прямая со стрелкой 139" draw:style-name="gr15" draw:text-style-name="P24" svg:width="0cm" svg:height="1.839cm" svg:x="8.856cm" svg:y="14.319cm"><text:p/><draw:enhanced-geometry draw:mirror-horizontal="false" draw:mirror-vertical="false" svg:viewBox="0 0 21600 21600" draw:type="mso-spt32" draw:enhanced-path="M 0 0 L 21600 21600 N"/></draw:custom-shape><draw:custom-shape text:anchor-type="paragraph" draw:z-index="15" draw:name="Прямая со стрелкой 138" draw:style-name="gr16" draw:text-style-name="P24" svg:width="0cm" svg:height="1.101cm" svg:x="8.749cm" svg:y="10.915cm"><text:p/><draw:enhanced-geometry draw:mirror-horizontal="false" draw:mirror-vertical="false" svg:viewBox="0 0 21600 21600" draw:type="mso-spt32" draw:enhanced-path="M 0 0 L 21600 21600 N"/></draw:custom-shape><draw:custom-shape text:anchor-type="paragraph" draw:z-index="16" draw:name="Прямая со стрелкой 137" draw:style-name="gr17" draw:text-style-name="P24" svg:width="0cm" svg:height="0.884cm" svg:x="8.749cm" svg:y="7.549cm"><text:p/><draw:enhanced-geometry draw:mirror-horizontal="false" draw:mirror-vertical="false" svg:viewBox="0 0 21600 21600" draw:type="mso-spt32" draw:enhanced-path="M 0 0 L 21600 21600 N"/></draw:custom-shape><draw:custom-shape text:anchor-type="paragraph" draw:z-index="17" draw:name="Прямая со стрелкой 136" draw:style-name="gr18" draw:text-style-name="P24" svg:width="0cm" svg:height="1.01cm" svg:x="8.749cm" svg:y="3.709cm"><text:p/><draw:enhanced-geometry draw:mirror-horizontal="false" draw:mirror-vertical="false" svg:viewBox="0 0 21600 21600" draw:type="mso-spt32" draw:enhanced-path="M 0 0 L 21600 21600 N"/></draw:custom-shape><draw:custom-shape text:anchor-type="paragraph" draw:z-index="18" draw:name="Прямая со стрелкой 135" draw:style-name="gr19" draw:text-style-name="P24" svg:width="0cm" svg:height="0.595cm" svg:x="8.749cm" svg:y="1.369cm"><text:p/><draw:enhanced-geometry draw:mirror-horizontal="false" draw:mirror-vertical="false" svg:viewBox="0 0 21600 21600" draw:type="mso-spt32" draw:enhanced-path="M 0 0 L 21600 21600 N"/></draw:custom-shape><draw:custom-shape text:anchor-type="paragraph" draw:z-index="19" draw:name="Прямая со стрелкой 134" draw:style-name="gr20" draw:text-style-name="P24" svg:width="0.847cm" svg:height="0cm" svg:x="11.414cm" svg:y="17.311cm"><text:p/><draw:enhanced-geometry draw:mirror-horizontal="false" draw:mirror-vertical="false" svg:viewBox="0 0 21600 21600" draw:type="mso-spt32" draw:enhanced-path="M 0 0 L 21600 21600 N"/></draw:custom-shape><draw:custom-shape text:anchor-type="paragraph" draw:z-index="20" draw:name="Прямая со стрелкой 133" draw:style-name="gr21" draw:text-style-name="P24" svg:width="0.883cm" svg:height="0.29cm" svg:x="11.308cm" svg:y="12.734cm"><text:p/><draw:enhanced-geometry draw:mirror-horizontal="false" draw:mirror-vertical="true" svg:viewBox="0 0 21600 21600" draw:type="mso-spt32" draw:enhanced-path="M 0 0 L 21600 21600 N"/></draw:custom-shape><draw:custom-shape text:anchor-type="paragraph" draw:z-index="21" draw:name="Прямая со стрелкой 132" draw:style-name="gr22" draw:text-style-name="P24" svg:width="0.883cm" svg:height="0cm" svg:x="11.308cm" svg:y="9.744cm"><text:p/><draw:enhanced-geometry draw:mirror-horizontal="false" draw:mirror-vertical="false" svg:viewBox="0 0 21600 21600" draw:type="mso-spt32" draw:enhanced-path="M 0 0 L 21600 21600 N"/></draw:custom-shape><draw:custom-shape text:anchor-type="paragraph" draw:z-index="22" draw:name="Прямая со стрелкой 131" draw:style-name="gr23" draw:text-style-name="P24" svg:width="0.847cm" svg:height="0cm" svg:x="11.181cm" svg:y="6.142cm"><text:p/><draw:enhanced-geometry draw:mirror-horizontal="false" draw:mirror-vertical="false" svg:viewBox="0 0 21600 21600" draw:type="mso-spt32" draw:enhanced-path="M 0 0 L 21600 21600 N"/></draw:custom-shape><draw:custom-shape text:anchor-type="paragraph" draw:z-index="23" draw:name="Прямая со стрелкой 130" draw:style-name="gr24" draw:text-style-name="P24" svg:width="0.668cm" svg:height="0.018cm" svg:x="11.18cm" svg:y="2.644cm"><text:p/><draw:enhanced-geometry draw:mirror-horizontal="false" draw:mirror-vertical="true" svg:viewBox="0 0 21600 21600" draw:type="mso-spt32" draw:enhanced-path="M 0 0 L 21600 21600 N"/></draw:custom-shape><draw:custom-shape text:anchor-type="paragraph" draw:z-index="24" draw:name="Прямая со стрелкой 129" draw:style-name="gr25" draw:text-style-name="P24" svg:width="0.847cm" svg:height="0.038cm" svg:x="14.009cm" svg:y="17.274cm"><text:p/><draw:enhanced-geometry draw:mirror-horizontal="false" draw:mirror-vertical="false" svg:viewBox="0 0 21600 21600" draw:type="mso-spt32" draw:enhanced-path="M 0 0 L 21600 21600 N"/></draw:custom-shape><draw:custom-shape text:anchor-type="paragraph" draw:z-index="25" draw:name="Прямая со стрелкой 128" draw:style-name="gr26" draw:text-style-name="P24" svg:width="1.424cm" svg:height="0cm" svg:x="5.487cm" svg:y="17.526cm"><text:p/><draw:enhanced-geometry draw:mirror-horizontal="false" draw:mirror-vertical="false" svg:viewBox="0 0 21600 21600" draw:type="mso-spt32" draw:enhanced-path="M 0 0 L 21600 21600 N"/></draw:custom-shape><draw:custom-shape text:anchor-type="paragraph" draw:z-index="26" draw:name="Прямая со стрелкой 127" draw:style-name="gr27" draw:text-style-name="P24" svg:width="0.955cm" svg:height="0.018cm" svg:x="13.901cm" svg:y="12.898cm"><text:p/><draw:enhanced-geometry draw:mirror-horizontal="false" draw:mirror-vertical="false" svg:viewBox="0 0 21600 21600" draw:type="mso-spt32" draw:enhanced-path="M 0 0 L 21600 21600 N"/></draw:custom-shape><draw:custom-shape text:anchor-type="paragraph" draw:z-index="27" draw:name="Прямая со стрелкой 126" draw:style-name="gr28" draw:text-style-name="P24" svg:width="1.193cm" svg:height="0cm" svg:x="5.487cm" svg:y="13.275cm"><text:p/><draw:enhanced-geometry draw:mirror-horizontal="false" draw:mirror-vertical="false" svg:viewBox="0 0 21600 21600" draw:type="mso-spt32" draw:enhanced-path="M 0 0 L 21600 21600 N"/></draw:custom-shape><draw:custom-shape text:anchor-type="paragraph" draw:z-index="28" draw:name="Прямая со стрелкой 125" draw:style-name="gr29" draw:text-style-name="P24" svg:width="0.847cm" svg:height="0.018cm" svg:x="14.009cm" svg:y="9.726cm"><text:p/><draw:enhanced-geometry draw:mirror-horizontal="false" draw:mirror-vertical="false" svg:viewBox="0 0 21600 21600" draw:type="mso-spt32" draw:enhanced-path="M 0 0 L 21600 21600 N"/></draw:custom-shape><draw:custom-shape text:anchor-type="paragraph" draw:z-index="29" draw:name="Прямая со стрелкой 124" draw:style-name="gr30" draw:text-style-name="P24" svg:width="0.974cm" svg:height="0cm" svg:x="5.56cm" svg:y="9.888cm"><text:p/><draw:enhanced-geometry draw:mirror-horizontal="false" draw:mirror-vertical="false" svg:viewBox="0 0 21600 21600" draw:type="mso-spt32" draw:enhanced-path="M 0 0 L 21600 21600 N"/></draw:custom-shape><draw:custom-shape text:anchor-type="paragraph" draw:z-index="30" draw:name="Прямая со стрелкой 123" draw:style-name="gr31" draw:text-style-name="P24" svg:width="0.83cm" svg:height="0cm" svg:x="13.901cm" svg:y="6.142cm"><text:p/><draw:enhanced-geometry draw:mirror-horizontal="false" draw:mirror-vertical="false" svg:viewBox="0 0 21600 21600" draw:type="mso-spt32" draw:enhanced-path="M 0 0 L 21600 21600 N"/></draw:custom-shape><draw:custom-shape text:anchor-type="paragraph" draw:z-index="31" draw:name="Прямая со стрелкой 122" draw:style-name="gr32" draw:text-style-name="P24" svg:width="0.83cm" svg:height="0.018cm" svg:x="13.901cm" svg:y="2.648cm"><text:p/><draw:enhanced-geometry draw:mirror-horizontal="false" draw:mirror-vertical="false" svg:viewBox="0 0 21600 21600" draw:type="mso-spt32" draw:enhanced-path="M 0 0 L 21600 21600 N"/></draw:custom-shape><draw:custom-shape text:anchor-type="paragraph" draw:z-index="32" draw:name="Прямая со стрелкой 121" draw:style-name="gr33" draw:text-style-name="P24" svg:width="0.812cm" svg:height="0cm" svg:x="5.65cm" svg:y="2.79cm"><text:p/><draw:enhanced-geometry draw:mirror-horizontal="false" draw:mirror-vertical="false" svg:viewBox="0 0 21600 21600" draw:type="mso-spt32" draw:enhanced-path="M 0 0 L 21600 21600 N"/></draw:custom-shape><draw:custom-shape text:anchor-type="paragraph" draw:z-index="33" draw:name="Блок-схема: процесс 120" draw:style-name="gr34" draw:text-style-name="P23" svg:width="2.218cm" svg:height="1.101cm" svg:x="11.792cm" svg:y="16.771cm"><text:p text:style-name="P18"><text:span text:style-name="T7">Отдел главного механика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Блок-схема: процесс 119" draw:style-name="gr35" draw:text-style-name="P23" svg:width="4.504cm" svg:height="2.47cm" svg:x="6.911cm" svg:y="16.157cm"><text:p text:style-name="P10"><text:span text:style-name="T7"><text:s/></text:span><text:span text:style-name="T11">Комплектация необходимыми механизмами и оборудованием бригады, необходимым для выполнения работ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5" draw:name="Блок-схема: процесс 118" draw:style-name="gr36" draw:text-style-name="P23" svg:width="1.749cm" svg:height="0.812cm" svg:x="12.19cm" svg:y="12.464cm"><text:p text:style-name="P18"><text:span text:style-name="T7">ОМТС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6" draw:name="Блок-схема: процесс 117" draw:style-name="gr37" draw:text-style-name="P23" svg:width="4.629cm" svg:height="2.304cm" svg:x="6.68cm" svg:y="12.016cm"><text:p text:style-name="P17"><text:span text:style-name="T7">В случае работы материалами заказчика, получение от него материалов, если выполнение работ своими материалами закупка необходимых материалов согласно сметной документации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Блок-схема: процесс 116" draw:style-name="gr38" draw:text-style-name="P23" svg:width="2.119cm" svg:height="0.81cm" svg:x="11.89cm" svg:y="9.276cm"><text:p text:style-name="P16"><text:span text:style-name="T7">Мастер (прораб)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8" draw:name="Блок-схема: процесс 115" draw:style-name="gr39" draw:text-style-name="P23" svg:width="4.776cm" svg:height="2.072cm" svg:x="6.533cm" svg:y="8.844cm"><text:p text:style-name="P15"><text:span text:style-name="T14">Комплектация бригады рабочими и сотрудниками для выполнения работ для выполнения необходимой работы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9" draw:name="Блок-схема: процесс 114" draw:style-name="gr40" draw:text-style-name="P23" svg:width="1.874cm" svg:height="0.687cm" svg:x="12.028cm" svg:y="5.816cm"><text:p text:style-name="P16"><text:span text:style-name="T7">ПТО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0" draw:name="Блок-схема: процесс 113" draw:style-name="gr41" draw:text-style-name="P23" svg:width="4.649cm" svg:height="2.393cm" svg:x="6.533cm" svg:y="4.718cm"><text:p text:style-name="P15"><text:span text:style-name="T7">Изучение проектно-сметной документации, изучение соответствия чертежей сметам, при несоответствии написание дополнительных актов работ и их согласование.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Блок-схема: процесс 112" draw:style-name="gr42" draw:text-style-name="P23" svg:width="2.054cm" svg:height="0.74cm" svg:x="11.848cm" svg:y="2.251cm"><text:p text:style-name="P11"><text:span text:style-name="T9">Руководящий состав</text:span><text:span text:style-name="T7"> 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2" draw:name="Блок-схема: процесс 111" draw:style-name="gr43" draw:text-style-name="P23" svg:width="4.721cm" svg:height="1.747cm" svg:x="6.461cm" svg:y="1.963cm"><text:p text:style-name="P13"><text:span text:style-name="T7">В случае возникновения разногласий, согласование возникших вопросов, </text:span><text:span text:style-name="T9">подписание договора.</text:span><text:span text:style-name="T7"> 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><text:span text:style-name="T1">продолжение приложения Д</text:span></text:p>
      <text:p text:style-name="P7"><text:span text:style-name="T3">(обязательное)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"><text:span text:style-name="T6">Вход</text:span></text:p>
          </table:table-cell>
          <table:table-cell table:style-name="Таблица2.A1" office:value-type="string">
            <text:p text:style-name="P1"><text:span text:style-name="T6">Действие</text:span></text:p>
          </table:table-cell>
          <table:table-cell table:style-name="Таблица2.A1" office:value-type="string">
            <text:p text:style-name="P1"><text:span text:style-name="T6">Ответственный исполнитель</text:span></text:p>
          </table:table-cell>
          <table:table-cell table:style-name="Таблица2.A1" office:value-type="string">
            <text:p text:style-name="P1"><text:span text:style-name="T6">Выход</text:span></text:p>
          </table:table-cell>
        </table:table-row>
      </table:table>
      <text:p text:style-name="P6"><draw:custom-shape text:anchor-type="paragraph" draw:z-index="43" draw:name="Блок-схема: процесс 110" draw:style-name="gr44" draw:text-style-name="P23" svg:width="4.627cm" svg:height="1.691cm" svg:x="6.669cm" svg:y="1.753cm"><text:p text:style-name="P19"><text:span text:style-name="T14">Разграничение ответственности, согласование актов.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Загнутый угол 109" draw:style-name="gr45" draw:text-style-name="P23" svg:width="5.047cm" svg:height="3.414cm" svg:x="0.667cm" svg:y="1.212cm"><text:p text:style-name="P10"><text:span text:style-name="T7">1</text:span><text:span text:style-name="T12">. Акты приемки -передачи 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5" draw:name="Загнутый угол 107" draw:style-name="gr46" draw:text-style-name="P23" svg:width="3.738cm" svg:height="1.999cm" svg:x="14.563cm" svg:y="1.078cm"><text:p text:style-name="P19"><text:span text:style-name="T14">Подписанные акты.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6" draw:name="Блок-схема: процесс 106" draw:style-name="gr47" draw:text-style-name="P23" svg:width="4.402cm" svg:height="1.685cm" svg:x="6.798cm" svg:y="4.944cm"><text:p text:style-name="P21">Проведение первичного инструктажа на рабочем месте, в случае работы более 3-х месяцев повторный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Загнутый угол 105" draw:style-name="gr48" draw:text-style-name="P23" svg:width="5.047cm" svg:height="2.527cm" svg:x="0.667cm" svg:y="4.944cm"><text:p text:style-name="P10"><text:span text:style-name="T7">1. </text:span><text:span text:style-name="T12">Проведение инструктажа.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48" draw:name="Блок-схема: процесс 104" draw:style-name="gr49" draw:text-style-name="P23" svg:width="1.666cm" svg:height="0.777cm" svg:x="11.977cm" svg:y="5.736cm"><text:p text:style-name="P20"><draw:custom-shape text:anchor-type="paragraph" draw:z-index="92" draw:name="Блок-схема: процесс 104" draw:style-name="gr49" draw:text-style-name="P23" svg:width="1.666cm" svg:height="0.777cm" svg:x="-0.353cm" svg:y="-3.455cm"><text:p text:style-name="P20"><text:span text:style-name="T7">мастер(прораб)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3" draw:name="Блок-схема: процесс 104" draw:style-name="gr49" draw:text-style-name="P23" svg:width="1.666cm" svg:height="0.777cm" svg:x="-0.353cm" svg:y="-3.455cm"><text:p text:style-name="P20"><text:span text:style-name="T7">Мастер (прораб)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Мастер (прораб)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9" draw:name="Загнутый угол 103" draw:style-name="gr50" draw:text-style-name="P23" svg:width="4.012cm" svg:height="3.497cm" svg:x="14.563cm" svg:y="4.3cm"><text:p text:style-name="P10"><text:span text:style-name="T7">1</text:span><text:span text:style-name="T12">Журнал регистрации инструктажа по охране труда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1" draw:name="Загнутый угол 101" draw:style-name="gr52" draw:text-style-name="P23" svg:width="5.047cm" svg:height="2.347cm" svg:x="0.748cm" svg:y="7.881cm"><text:p text:style-name="P10"><text:span text:style-name="T7">1. </text:span><text:span text:style-name="T13">О</text:span><text:span text:style-name="T12">формление наряда допуска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2" draw:name="Загнутый угол 99" draw:style-name="gr53" draw:text-style-name="P23" svg:width="3.82cm" svg:height="1.311cm" svg:x="14.482cm" svg:y="8.283cm"><text:p text:style-name="P10"><text:span text:style-name="T7"/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4" draw:name="Загнутый угол 97" draw:style-name="gr55" draw:text-style-name="P23" svg:width="4.95cm" svg:height="2.02cm" svg:x="0.845cm" svg:y="10.703cm"><text:p text:style-name="P10"><text:span text:style-name="T7">1.</text:span><text:span text:style-name="T13">Производство работ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5" draw:name="Блок-схема: процесс 96" draw:style-name="gr56" draw:text-style-name="P23" svg:width="1.749cm" svg:height="0.777cm" svg:x="11.991cm" svg:y="10.963cm"><text:p text:style-name="P11"><draw:custom-shape text:anchor-type="paragraph" draw:z-index="94" draw:name="Блок-схема: процесс 96" draw:style-name="gr56" draw:text-style-name="P23" svg:width="1.749cm" svg:height="0.777cm" svg:x="0.035cm" svg:y="-2.464cm"><text:p text:style-name="P11"><text:span text:style-name="T13">Мастер (прораб)</text:span><text:span text:style-name="T7"> 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3">Мастер (прораб)</text:span><text:span text:style-name="T7"> 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6" draw:name="Загнутый угол 95" draw:style-name="gr57" draw:text-style-name="P23" svg:width="4.142cm" svg:height="1.636cm" svg:x="14.45cm" svg:y="10.703cm"><text:p text:style-name="P10"><text:span text:style-name="T7"/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7" draw:name="Блок-схема: процесс 94" draw:style-name="gr58" draw:text-style-name="P23" svg:width="4.483cm" svg:height="0.969cm" svg:x="6.895cm" svg:y="14.09cm"><text:p text:style-name="P10"><text:span text:style-name="T7"/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8" draw:name="Загнутый угол 93" draw:style-name="gr59" draw:text-style-name="P23" svg:width="4.95cm" svg:height="2.701cm" svg:x="0.845cm" svg:y="13.347cm"><text:p text:style-name="P10"><text:span text:style-name="T7">1. </text:span><text:span text:style-name="T13">Ведение исполнительной документации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59" draw:name="Блок-схема: процесс 92" draw:style-name="gr60" draw:text-style-name="P23" svg:width="1.747cm" svg:height="0.729cm" svg:x="12.088cm" svg:y="14.201cm"><text:p text:style-name="P11"><text:span text:style-name="T13">Мастер (прораб)</text:span><text:span text:style-name="T7"> 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0" draw:name="Загнутый угол 91" draw:style-name="gr61" draw:text-style-name="P23" svg:width="4.125cm" svg:height="1.183cm" svg:x="14.467cm" svg:y="13.862cm"><text:p text:style-name="P10"><text:span text:style-name="T7"/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64" draw:name="Загнутый угол 83" draw:style-name="gr65" draw:text-style-name="P23" svg:width="4.125cm" svg:height="1.054cm" svg:x="14.45cm" svg:y="16.618cm"><text:p text:style-name="P10"><text:span text:style-name="T7"/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draw:custom-shape text:anchor-type="paragraph" draw:z-index="65" draw:name="Прямая со стрелкой 82" draw:style-name="gr66" draw:text-style-name="P24" svg:width="0.957cm" svg:height="0cm" svg:x="5.713cm" svg:y="2.819cm"><text:p/><draw:enhanced-geometry draw:mirror-horizontal="false" draw:mirror-vertical="false" svg:viewBox="0 0 21600 21600" draw:type="mso-spt32" draw:enhanced-path="M 0 0 L 21600 21600 N"/></draw:custom-shape><draw:custom-shape text:anchor-type="paragraph" draw:z-index="66" draw:name="Прямая со стрелкой 81" draw:style-name="gr67" draw:text-style-name="P24" svg:width="1.086cm" svg:height="0.034cm" svg:x="5.713cm" svg:y="6.138cm"><text:p/><draw:enhanced-geometry draw:mirror-horizontal="false" draw:mirror-vertical="false" svg:viewBox="0 0 21600 21600" draw:type="mso-spt32" draw:enhanced-path="M 0 0 L 21600 21600 N"/></draw:custom-shape><draw:custom-shape text:anchor-type="paragraph" draw:z-index="67" draw:name="Прямая со стрелкой 80" draw:style-name="gr68" draw:text-style-name="P24" svg:width="1.101cm" svg:height="0cm" svg:x="5.794cm" svg:y="8.978cm"><text:p/><draw:enhanced-geometry draw:mirror-horizontal="false" draw:mirror-vertical="false" svg:viewBox="0 0 21600 21600" draw:type="mso-spt32" draw:enhanced-path="M 0 0 L 21600 21600 N"/></draw:custom-shape><draw:custom-shape text:anchor-type="paragraph" draw:z-index="68" draw:name="Прямая со стрелкой 79" draw:style-name="gr69" draw:text-style-name="P24" svg:width="1.101cm" svg:height="0cm" svg:x="5.794cm" svg:y="11.525cm"><text:p/><draw:enhanced-geometry draw:mirror-horizontal="false" draw:mirror-vertical="false" svg:viewBox="0 0 21600 21600" draw:type="mso-spt32" draw:enhanced-path="M 0 0 L 21600 21600 N"/></draw:custom-shape><draw:custom-shape text:anchor-type="paragraph" draw:z-index="69" draw:name="Прямая со стрелкой 78" draw:style-name="gr70" draw:text-style-name="P24" svg:width="1.101cm" svg:height="0cm" svg:x="5.794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70" draw:name="Прямая со стрелкой 77" draw:style-name="gr71" draw:text-style-name="P24" svg:width="1.295cm" svg:height="0.017cm" svg:x="5.794cm" svg:y="17.362cm"><text:p/><draw:enhanced-geometry draw:mirror-horizontal="false" draw:mirror-vertical="false" svg:viewBox="0 0 21600 21600" draw:type="mso-spt32" draw:enhanced-path="M 0 0 L 21600 21600 N"/></draw:custom-shape><draw:custom-shape text:anchor-type="paragraph" draw:z-index="71" draw:name="Прямая со стрелкой 75" draw:style-name="gr72" draw:text-style-name="P24" svg:width="0.922cm" svg:height="0cm" svg:x="13.642cm" svg:y="2.431cm"><text:p/><draw:enhanced-geometry draw:mirror-horizontal="false" draw:mirror-vertical="false" svg:viewBox="0 0 21600 21600" draw:type="mso-spt32" draw:enhanced-path="M 0 0 L 21600 21600 N"/></draw:custom-shape><draw:custom-shape text:anchor-type="paragraph" draw:z-index="74" draw:name="Прямая со стрелкой 72" draw:style-name="gr75" draw:text-style-name="P24" svg:width="0.712cm" svg:height="0cm" svg:x="13.739cm" svg:y="11.381cm"><text:p/><draw:enhanced-geometry draw:mirror-horizontal="false" draw:mirror-vertical="false" svg:viewBox="0 0 21600 21600" draw:type="mso-spt32" draw:enhanced-path="M 0 0 L 21600 21600 N"/></draw:custom-shape><draw:custom-shape text:anchor-type="paragraph" draw:z-index="75" draw:name="Прямая со стрелкой 71" draw:style-name="gr76" draw:text-style-name="P24" svg:width="0.616cm" svg:height="0cm" svg:x="13.834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76" draw:name="Прямая со стрелкой 70" draw:style-name="gr77" draw:text-style-name="P24" svg:width="0.616cm" svg:height="0.018cm" svg:x="13.834cm" svg:y="17.247cm"><text:p/><draw:enhanced-geometry draw:mirror-horizontal="false" draw:mirror-vertical="false" svg:viewBox="0 0 21600 21600" draw:type="mso-spt32" draw:enhanced-path="M 0 0 L 21600 21600 N"/></draw:custom-shape><draw:custom-shape text:anchor-type="paragraph" draw:z-index="77" draw:name="Прямая со стрелкой 68" draw:style-name="gr78" draw:text-style-name="P24" svg:width="0.648cm" svg:height="0cm" svg:x="11.296cm" svg:y="2.591cm"><text:p/><draw:enhanced-geometry draw:mirror-horizontal="false" draw:mirror-vertical="false" svg:viewBox="0 0 21600 21600" draw:type="mso-spt32" draw:enhanced-path="M 0 0 L 21600 21600 N"/></draw:custom-shape><draw:custom-shape text:anchor-type="paragraph" draw:z-index="81" draw:name="Прямая со стрелкой 64" draw:style-name="gr82" draw:text-style-name="P24" svg:width="0.712cm" svg:height="0cm" svg:x="11.377cm" svg:y="14.635cm"><text:p/><draw:enhanced-geometry draw:mirror-horizontal="false" draw:mirror-vertical="false" svg:viewBox="0 0 21600 21600" draw:type="mso-spt32" draw:enhanced-path="M 0 0 L 21600 21600 N"/></draw:custom-shape><draw:custom-shape text:anchor-type="paragraph" draw:z-index="82" draw:name="Прямая со стрелкой 63" draw:style-name="gr83" draw:text-style-name="P24" svg:width="0.777cm" svg:height="0cm" svg:x="11.458cm" svg:y="17.247cm"><text:p/><draw:enhanced-geometry draw:mirror-horizontal="false" draw:mirror-vertical="false" svg:viewBox="0 0 21600 21600" draw:type="mso-spt32" draw:enhanced-path="M 0 0 L 21600 21600 N"/></draw:custom-shape><draw:custom-shape text:anchor-type="paragraph" draw:z-index="83" draw:name="Прямая со стрелкой 61" draw:style-name="gr84" draw:text-style-name="P24" svg:width="0.017cm" svg:height="0.786cm" svg:x="9.126cm" svg:y="0.94cm"><text:p/><draw:enhanced-geometry draw:mirror-horizontal="true" draw:mirror-vertical="false" svg:viewBox="0 0 21600 21600" draw:type="mso-spt32" draw:enhanced-path="M 0 0 L 21600 21600 N"/></draw:custom-shape><draw:custom-shape text:anchor-type="paragraph" draw:z-index="84" draw:name="Прямая со стрелкой 60" draw:style-name="gr85" draw:text-style-name="P24" svg:width="0.003cm" svg:height="1.431cm" svg:x="8.934cm" svg:y="3.485cm"><text:p/><draw:enhanced-geometry draw:mirror-horizontal="false" draw:mirror-vertical="false" svg:viewBox="0 0 21600 21600" draw:type="mso-spt32" draw:enhanced-path="M 0 0 L 21600 21600 N"/></draw:custom-shape><draw:custom-shape text:anchor-type="paragraph" draw:z-index="90" draw:name="Блок-схема: узел 52" draw:style-name="gr91" draw:text-style-name="P23" svg:width="1.036cm" svg:height="0.89cm" svg:x="8.594cm" svg:y="0.046cm"><text:p text:style-name="P11">1</text:p>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3" draw:name="Блок-схема: процесс 98" draw:style-name="gr54" draw:text-style-name="P23" svg:width="4.483cm" svg:height="2.151cm" svg:x="6.895cm" svg:y="10.573cm"><text:p text:style-name="P10"><text:span text:style-name="T7"/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1" draw:name="Загнутый угол 86" draw:style-name="gr62" draw:text-style-name="P23" svg:width="4.95cm" svg:height="2.311cm" svg:x="0.845cm" svg:y="16.441cm"><text:p text:style-name="P10"><text:span text:style-name="T7">1. </text:span><text:span text:style-name="T13">Акт о сдаче объекта;</text:span></text:p><text:p text:style-name="P22"><text:span text:style-name="T13">2. </text:span><text:span text:style-name="T7">Исполнительная документация</text:span></text:p><draw:enhanced-geometry draw:mirror-horizontal="false" draw:mirror-vertical="false" draw:text-areas="0 0 ?f11 ?f6" svg:viewBox="0 0 0 0" draw:type="ooxml-foldedCorner" draw:modifiers="12500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<draw:equation draw:name="f0" draw:formula="if(0-$0 ,0,if(50000-$0 ,$0 ,50000))"/><draw:equation draw:name="f1" draw:formula="min(logwidth,logheight)"/><draw:equation draw:name="f2" draw:formula="?f1 *?f0 /100000"/><draw:equation draw:name="f3" draw:formula="?f2 *1/5"/><draw:equation draw:name="f4" draw:formula="logwidth+0-?f2 "/><draw:equation draw:name="f5" draw:formula="?f4 +?f3 -0"/><draw:equation draw:name="f6" draw:formula="logheight+0-?f2 "/><draw:equation draw:name="f7" draw:formula="?f6 +?f3 -0"/><draw:equation draw:name="f8" draw:formula="logheight"/><draw:equation draw:name="f9" draw:formula="logwidth/2"/><draw:equation draw:name="f10" draw:formula="logheight/2"/><draw:equation draw:name="f11" draw:formula="logwidth"/><draw:handle draw:handle-position="?f4 ?f8" draw:handle-range-x-maximum="50000" draw:handle-range-x-minimum="0"/></draw:enhanced-geometry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78" draw:name="Прямая со стрелкой 67" draw:style-name="gr79" draw:text-style-name="P24" svg:width="0.745cm" svg:height="0cm" svg:x="11.67cm" svg:y="0.459cm"><text:p/><draw:enhanced-geometry draw:mirror-horizontal="false" draw:mirror-vertical="false" svg:viewBox="0 0 21600 21600" draw:type="mso-spt32" draw:enhanced-path="M 0 0 L 21600 21600 N"/></draw:custom-shape><draw:custom-shape text:anchor-type="paragraph" draw:z-index="72" draw:name="Прямая со стрелкой 74" draw:style-name="gr73" draw:text-style-name="P24" svg:width="0.922cm" svg:height="0cm" svg:x="14.171cm" svg:y="0.459cm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6"/>
      <text:p text:style-name="P6"><draw:custom-shape text:anchor-type="paragraph" draw:z-index="85" draw:name="Прямая со стрелкой 59" draw:style-name="gr86" draw:text-style-name="P24" svg:width="0cm" svg:height="1.424cm" svg:x="8.862cm" svg:y="0.111cm"><text:p/><draw:enhanced-geometry draw:mirror-horizontal="false" draw:mirror-vertical="false" svg:viewBox="0 0 21600 21600" draw:type="mso-spt32" draw:enhanced-path="M 0 0 L 21600 21600 N"/></draw:custom-shape></text:p>
      <text:p text:style-name="P6"><draw:custom-shape text:anchor-type="paragraph" draw:z-index="50" draw:name="Блок-схема: процесс 102" draw:style-name="gr51" draw:text-style-name="P23" svg:width="4.305cm" svg:height="1.456cm" svg:x="6.895cm" svg:y="0.173cm"><text:p text:style-name="P10"><text:span text:style-name="T7"/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73" draw:name="Прямая со стрелкой 73" draw:style-name="gr74" draw:text-style-name="P24" svg:width="0.729cm" svg:height="0cm" svg:x="14.129cm" svg:y="0.342cm"><text:p/><draw:enhanced-geometry draw:mirror-horizontal="false" draw:mirror-vertical="false" svg:viewBox="0 0 21600 21600" draw:type="mso-spt32" draw:enhanced-path="M 0 0 L 21600 21600 N"/></draw:custom-shape><draw:custom-shape text:anchor-type="paragraph" draw:z-index="79" draw:name="Прямая со стрелкой 66" draw:style-name="gr80" draw:text-style-name="P24" svg:width="0.793cm" svg:height="0cm" svg:x="11.629cm" svg:y="0.4cm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6"><draw:custom-shape text:anchor-type="paragraph" draw:z-index="86" draw:name="Прямая со стрелкой 58" draw:style-name="gr87" draw:text-style-name="P24" svg:width="0cm" svg:height="0.923cm" svg:x="8.777cm" svg:y="0.418cm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6"/>
      <text:p text:style-name="P6"><draw:custom-shape text:anchor-type="paragraph" draw:z-index="80" draw:name="Прямая со стрелкой 65" draw:style-name="gr81" draw:text-style-name="P24" svg:width="0.6cm" svg:height="0cm" svg:x="11.71cm" svg:y="0.086cm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6"/>
      <text:p text:style-name="P6"><draw:custom-shape text:anchor-type="paragraph" draw:z-index="87" draw:name="Прямая со стрелкой 57" draw:style-name="gr88" draw:text-style-name="P24" svg:width="0cm" svg:height="1.283cm" svg:x="8.862cm" svg:y="0.388cm"><text:p/><draw:enhanced-geometry draw:mirror-horizontal="false" draw:mirror-vertical="false" svg:viewBox="0 0 21600 21600" draw:type="mso-spt32" draw:enhanced-path="M 0 0 L 21600 21600 N"/></draw:custom-shape></text:p>
      <text:p text:style-name="P6"/>
      <text:p text:style-name="P6"/>
      <text:p text:style-name="P6"/>
      <text:p text:style-name="P6"/>
      <text:p text:style-name="P6"><draw:custom-shape text:anchor-type="paragraph" draw:z-index="88" draw:name="Прямая со стрелкой 56" draw:style-name="gr89" draw:text-style-name="P24" svg:width="0cm" svg:height="1.587cm" svg:x="8.92cm" svg:y="0.012cm"><text:p/><draw:enhanced-geometry draw:mirror-horizontal="false" draw:mirror-vertical="false" svg:viewBox="0 0 21600 21600" draw:type="mso-spt32" draw:enhanced-path="M 0 0 L 21600 21600 N"/></draw:custom-shape></text:p>
      <text:p text:style-name="P6"><draw:custom-shape text:anchor-type="paragraph" draw:z-index="62" draw:name="Блок-схема: процесс 85" draw:style-name="gr63" draw:text-style-name="P23" svg:width="4.37cm" svg:height="1.359cm" svg:x="7.089cm" svg:y="0.229cm"><text:p text:style-name="P22"><text:span text:style-name="T7">Подписание акта <text:s/>о сдаче объекта, исполнительной документации.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3" draw:name="Блок-схема: процесс 84" draw:style-name="gr64" draw:text-style-name="P23" svg:width="1.837cm" svg:height="1.006cm" svg:x="11.998cm" svg:y="0.374cm"><text:p text:style-name="P11"><text:span text:style-name="T13">Мастер (прораб)</text:span><text:span text:style-name="T7"> </text:span></text:p><draw:enhanced-geometry draw:mirror-horizontal="false" draw:mirror-vertical="false" drawooo:sub-view-size="1 1" draw:text-areas="0 0 ?f3 ?f2" svg:viewBox="0 0 0 0" draw:type="ooxml-flowChartProcess" draw:enhanced-path="M 0 0 L 1 0 1 1 0 1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6"/>
      <text:p text:style-name="P6"/>
      <text:p text:style-name="P6"><draw:custom-shape text:anchor-type="paragraph" draw:z-index="89" draw:name="Прямая со стрелкой 55" draw:style-name="gr90" draw:text-style-name="P24" svg:width="0cm" svg:height="1.523cm" svg:x="9.273cm" svg:y="0.064cm"><text:p/><draw:enhanced-geometry draw:mirror-horizontal="false" draw:mirror-vertical="false" svg:viewBox="0 0 21600 21600" draw:type="mso-spt32" draw:enhanced-path="M 0 0 L 21600 21600 N"/></draw:custom-shape></text:p>
      <text:p text:style-name="P6"><draw:custom-shape text:anchor-type="paragraph" draw:z-index="91" draw:name="Скругленный прямоугольник 1" draw:style-name="gr92" draw:text-style-name="P23" svg:width="3.056cm" svg:height="0.895cm" svg:x="7.731cm" svg:y="0.168cm"><text:p text:style-name="P11"><text:span text:style-name="T14">Конец</text:span></text:p><draw:enhanced-geometry draw:mirror-horizontal="false" draw:mirror-vertical="false" draw:text-areas="?f5 ?f5 ?f6 ?f7" svg:viewBox="0 0 0 0" draw:type="ooxml-roundRect" draw:modifiers="37278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9"><text:span text:style-name="T16"/></text:p>
      <text:p text:style-name="P8"><text:span text:style-name="T5"/></text:p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1" draw:display-name="Dashed (var) 1" draw:style="round" draw:dots2="1" draw:dots2-length="140%" draw:distance="105%"/>
    <draw:stroke-dash draw:name="Dashed_20__28_var_29__20_2" draw:display-name="Dashed (var) 2" draw:style="round" draw:dots1="1" draw:dots1-length="35%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9.525cm" fo:margin-top="0.423cm" fo:margin-bottom="0cm" loext:contextual-spacing="false" fo:line-height="108%" fo:text-indent="0cm" style:auto-text-indent="false"/>
      <style:text-properties style:rfc-language-tag="x-none" fo:font-weight="bold" style:rfc-language-tag-asian="x-none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cm" fo:margin-left="1.501cm" fo:margin-right="1cm" style:writing-mode="lr-tb" style:layout-grid-color="#c0c0c0" style:layout-grid-lines="26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2669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501cm" fo:margin-bottom="1cm" fo:margin-left="1.501cm" fo:margin-right="2cm" style:writing-mode="lr-tb" style:layout-grid-color="#c0c0c0" style:layout-grid-lines="184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1.501cm" fo:margin-right="1.501cm" style:writing-mode="lr-tb" style:layout-grid-color="#c0c0c0" style:layout-grid-lines="33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0.8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рина Н. Белявская</meta:initial-creator>
    <meta:editing-cycles>72</meta:editing-cycles>
    <meta:print-date>2017-02-10T11:53:50.298620188</meta:print-date>
    <meta:creation-date>2016-01-13T05:48:00</meta:creation-date>
    <dc:date>2017-02-10T12:19:27.406049592</dc:date>
    <meta:editing-duration>PT4H52M54S</meta:editing-duration>
    <meta:generator>LibreOffice/5.1.4.2$Linux_X86_64 LibreOffice_project/10m0$Build-2</meta:generator>
    <meta:document-statistic meta:table-count="2" meta:image-count="0" meta:object-count="0" meta:page-count="3" meta:paragraph-count="59" meta:word-count="227" meta:character-count="1894" meta:non-whitespace-character-count="17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